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90f9" officeooo:paragraph-rsid="001790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vo 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02:21:25.855814024</meta:creation-date>
    <dc:date>2020-10-22T02:22:26.111711878</dc:date>
    <meta:editing-duration>PT1M1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4.5.2$Linux_X86_64 LibreOffice_project/40$Build-2</meta:generator>
  </office:meta>
</office:document-meta>
</file>